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2.85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355e0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0.99pt solid #b847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ackground-color="#5c8526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/>
          <table:table-cell table:style-name="ce1" office:value-type="string" calcext:value-type="string">
            <text:p>REGLES DU JEU</text:p>
          </table:table-cell>
          <table:table-cell table:style-name="ce5" office:value-type="string" calcext:value-type="string">
            <text:p>IMPLEMEN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premier joueur est tiré au sort puis les joeurs jouent à tour de rô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s soldats peuvent se déplacer horizontalement et verticalement d'une seule intersec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s soldats ne peuvent aller sur l'intersection centra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soldats peuvent capturer un soldat adverse en sautant par dessus si la case suivante est lib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 soldat peut capturer plusieurs solda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apture est obligatoire et c'est la plus longue qui doit être effectué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s chefs ne peuvent se déplacer que le long du parcours bleu et d'une intersection par tour à la condition que l'intersection soit lib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chefs ne peuvent ni capturer de soldats ni être capturé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premier qui arrive à amener son chef sur la case centrale remporte la parti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UTRES SPECIFICATION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 programme doit permettre de jouer à deux joueu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programme doit permettre de jouer contre l'ordinateur (algorithme de type mini/max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interface devra être intuitiv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interface devra permettre de sauvegarder la partie pour la reprendre ultérieurement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osition du jeu : plateau de 9 * 9 intersections ( 8 * 8 cases),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osition du jeu : 34 soldats ( 17 de chaque couleur)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osition du jeu : 2 pions chefs ( 1 de chaque couleur)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 style:data-style-name="N2" text:time-value="19:51:31.548866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ky </meta:initial-creator>
    <meta:creation-date>2015-12-21T19:06:55.157542622</meta:creation-date>
    <dc:date>2016-01-01T19:52:12.465735672</dc:date>
    <dc:creator>risky </dc:creator>
    <meta:editing-duration>PT12M20S</meta:editing-duration>
    <meta:editing-cycles>7</meta:editing-cycles>
    <meta:generator>LibreOffice/4.3.7.2$Linux_X86_64 LibreOffice_project/430$Build-2</meta:generator>
    <meta:document-statistic meta:table-count="1" meta:cell-count="44" meta:object-count="0"/>
  </office:meta>
</office:document-meta>
</file>